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dbf77" officeooo:paragraph-rsid="000dbf77"/>
    </style:style>
    <style:style style:name="P8" style:family="paragraph" style:parent-style-name="Table_20_Contents">
      <style:text-properties officeooo:rsid="000e2254" officeooo:paragraph-rsid="000e2254"/>
    </style:style>
    <style:style style:name="P9" style:family="paragraph" style:parent-style-name="Table_20_Contents">
      <style:text-properties officeooo:paragraph-rsid="000e59be"/>
    </style:style>
    <style:style style:name="P10" style:family="paragraph" style:parent-style-name="Table_20_Contents">
      <style:text-properties officeooo:rsid="00134cef" officeooo:paragraph-rsid="00134cef"/>
    </style:style>
    <style:style style:name="P11" style:family="paragraph" style:parent-style-name="Table_20_Contents">
      <style:text-properties officeooo:rsid="00143f2f" officeooo:paragraph-rsid="00143f2f"/>
    </style:style>
    <style:style style:name="P12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3" style:family="paragraph" style:parent-style-name="Table_20_Contents">
      <style:text-properties officeooo:rsid="0014779d" officeooo:paragraph-rsid="0014779d"/>
    </style:style>
    <style:style style:name="P14" style:family="paragraph" style:parent-style-name="Table_20_Contents">
      <style:text-properties officeooo:rsid="00153c2c" officeooo:paragraph-rsid="00153c2c"/>
    </style:style>
    <style:style style:name="P15" style:family="paragraph" style:parent-style-name="Table_20_Contents">
      <style:text-properties officeooo:rsid="00164c77" officeooo:paragraph-rsid="00164c7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3c2c"/>
    </style:style>
    <style:style style:name="T4" style:family="text">
      <style:text-properties officeooo:rsid="00164c77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3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i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uando finalizan las hebras y los buffer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ningun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/>
            <text:p text:style-name="P8">#include &lt;stdio.h&gt;</text:p>
            <text:p text:style-name="P8">#include &lt;stdlib.h&gt;</text:p>
            <text:p text:style-name="P8"/>
            <text:p text:style-name="P8">int main( int argc, char *argv[] ){</text:p>
            <text:p text:style-name="P8"/>
            <text:p text:style-name="P8"><text:s text:c="4"/>if(argc != 2){</text:p>
            <text:p text:style-name="P8"><text:s text:c="8"/>printf("Uso: ./Ejercicio1 &lt;n_entero&gt;\n");</text:p>
            <text:p text:style-name="P8"><text:s text:c="8"/>exit(-1);</text:p>
            <text:p text:style-name="P8"><text:s text:c="4"/>}</text:p>
            <text:p text:style-name="P8"/>
            <text:p text:style-name="P8"><text:s text:c="4"/>int numero = atoi(argv[1]);</text:p>
            <text:p text:style-name="P8"/>
            <text:p text:style-name="P8"><text:s text:c="4"/>//Guardo el PID actual, que va a ser el del padre</text:p>
            <text:p text:style-name="P8"><text:s text:c="4"/>pid_t pid_Padre = getpid();</text:p>
            <text:p text:style-name="P8"/>
            <text:p text:style-name="P8"><text:s text:c="4"/>//Creo un proceso hijo</text:p>
            <text:p text:style-name="P8"><text:s text:c="4"/>fork();</text:p>
            <text:p text:style-name="P8"/>
            <text:p text:style-name="P8"><text:s text:c="4"/>//Si el PID actual es el del padre hace esto</text:p>
            <text:p text:style-name="P8"><text:s text:c="4"/>if( getpid() == pid_Padre ){</text:p>
            <text:p text:style-name="P8"/>
            <text:p text:style-name="P8"><text:s text:c="8"/>if( numero % 4 == 0)</text:p>
            <text:p text:style-name="P8"><text:s text:c="12"/>printf("El proceso padre dice que el numero es divisible por cuatro.\n");</text:p>
            <text:p text:style-name="P8"><text:s text:c="8"/>else</text:p>
            <text:p text:style-name="P8"><text:s text:c="12"/>printf("El proceso padre dice que el numero no es divisible por cuatro.\n");</text:p>
            <text:p text:style-name="P8"/>
            <text:p text:style-name="P8"/>
            <text:p text:style-name="P8"><text:s text:c="4"/>}</text:p>
            <text:p text:style-name="P8"><text:soft-page-break/></text:p>
            <text:p text:style-name="P8"><text:s text:c="4"/>//Si el PID actual es el del hijo hace esto</text:p>
            <text:p text:style-name="P8"><text:s text:c="4"/>else{</text:p>
            <text:p text:style-name="P8"/>
            <text:p text:style-name="P8"><text:s text:c="8"/>if( numero % 2 == 0)</text:p>
            <text:p text:style-name="P8"><text:s text:c="12"/>printf("El proceso hijo dice que el numero es par.\n");</text:p>
            <text:p text:style-name="P8"><text:s text:c="8"/>else</text:p>
            <text:p text:style-name="P8"><text:s text:c="12"/>printf("El proceso hijo dice que el numero es impar.\n");</text:p>
            <text:p text:style-name="P8"/>
            <text:p text:style-name="P8"/>
            <text:p text:style-name="P8"><text:s text:c="4"/>}</text:p>
            <text:p text:style-name="P8"/>
            <text:p text:style-name="P8"><text:s text:c="4"/>exit(0);</text:p>
            <text:p text:style-name="P8"/>
            <text:p text:style-name="P8"/>
            <text:p text:style-name="P8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La primera parte del ejercicio es un bucle que crea un hijo si la hebra es padre, y si se mete una hebra hijo se finaliza. Y la otra parte es igual solo que si es una hebra padre se finaliza.</text:p>
            <text:p text:style-name="P10">Listado para la primera parte:</text:p>
            <text:p text:style-name="P10">*******Jerarquía de procesos tipo 1******** </text:p>
            <text:p text:style-name="P10"/>
            <text:p text:style-name="P10">PID actual: 5179 <text:s text:c="2"/>PID del padre: 4443 </text:p>
            <text:p text:style-name="P10">PID actual: 5180 <text:s text:c="2"/>PID del padre: 2339 </text:p>
            <text:p text:style-name="P10">PID actual: 5181 <text:s text:c="2"/>PID del padre: 5180 </text:p>
            <text:p text:style-name="P10"><text:soft-page-break/>PID actual: 5182 <text:s text:c="2"/>PID del padre: 5181 </text:p>
            <text:p text:style-name="P10">PID actual: 5183 <text:s text:c="2"/>PID del padre: 2339 </text:p>
            <text:p text:style-name="P10">PID actual: 5184 <text:s text:c="2"/>PID del padre: 5183 </text:p>
            <text:p text:style-name="P10">PID actual: 5185 <text:s text:c="2"/>PID del padre: 5184 </text:p>
            <text:p text:style-name="P10">PID actual: 5186 <text:s text:c="2"/>PID del padre: 2339 </text:p>
            <text:p text:style-name="P10">PID actual: 5187 <text:s text:c="2"/>PID del padre: 5186</text:p>
            <text:p text:style-name="P10">PID actual: 5188 <text:s text:c="2"/>PID del padre: 2339 </text:p>
            <text:p text:style-name="P10">PID actual: 5189 <text:s text:c="2"/>PID del padre: 5188 </text:p>
            <text:p text:style-name="P10">PID actual: 5190 <text:s text:c="2"/>PID del padre: 5189 </text:p>
            <text:p text:style-name="P10">PID actual: 5191 <text:s text:c="2"/>PID del padre: 5190 </text:p>
            <text:p text:style-name="P10">PID actual: 5192 <text:s text:c="2"/>PID del padre: 5191 </text:p>
            <text:p text:style-name="P10">PID actual: 5193 <text:s text:c="2"/>PID del padre: 2339 </text:p>
            <text:p text:style-name="P10">PID actual: 5194 <text:s text:c="2"/>PID del padre: 5193 </text:p>
            <text:p text:style-name="P10">PID actual: 5195 <text:s text:c="2"/>PID del padre: 5194 </text:p>
            <text:p text:style-name="P10">PID actual: 5196 <text:s text:c="2"/>PID del padre: 5195 </text:p>
            <text:p text:style-name="P10">PID actual: 5197 <text:s text:c="2"/>PID del padre: 5196 </text:p>
            <text:p text:style-name="P10"/>
            <text:p text:style-name="P10">Listado para la segunda parte:</text:p>
            <text:p text:style-name="P10">*******Jerarquía de procesos tipo 2******** </text:p>
            <text:p text:style-name="P10"/>
            <text:p text:style-name="P10"/>
            <text:p text:style-name="P10">PID actual: 5517 <text:s text:c="2"/>PID del padre: 5515</text:p>
            <text:p text:style-name="P10">PID actual: 5516 <text:s text:c="2"/>PID del padre: 5515 </text:p>
            <text:p text:style-name="P10">PID actual: 5518 <text:s text:c="2"/>PID del padre: 5515 </text:p>
            <text:p text:style-name="P10">PID actual: 5523 <text:s text:c="2"/>PID del padre: 5515 </text:p>
            <text:p text:style-name="P10">PID actual: 5519 <text:s text:c="2"/>PID del padre: 5515 </text:p>
            <text:p text:style-name="P10">PID actual: 5528 <text:s text:c="2"/>PID del padre: 5515 </text:p>
            <text:p text:style-name="P10">PID actual: 5520 <text:s text:c="2"/>PID del padre: 5515 </text:p>
            <text:p text:style-name="P10">PID actual: 5533 <text:s text:c="2"/>PID del padre: 5515 </text:p>
            <text:p text:style-name="P10">PID actual: 5521 <text:s text:c="2"/>PID del padre: 5515 </text:p>
            <text:p text:style-name="P10">PID actual: 5522 <text:s text:c="2"/>PID del padre: 2339 </text:p>
            <text:p text:style-name="P10"><text:soft-page-break/>PID actual: 5524 <text:s text:c="2"/>PID del padre: 2339 </text:p>
            <text:p text:style-name="P10">PID actual: 5534 <text:s text:c="2"/>PID del padre: 2339 </text:p>
            <text:p text:style-name="P10">PID actual: 5525 <text:s text:c="2"/>PID del padre: 2339 </text:p>
            <text:p text:style-name="P10">PID actual: 5532 <text:s text:c="2"/>PID del padre: 2339 </text:p>
            <text:p text:style-name="P10">PID actual: 5526 <text:s text:c="2"/>PID del padre: 2339 </text:p>
            <text:p text:style-name="P10">PID actual: 5531 <text:s text:c="2"/>PID del padre: 2339 </text:p>
            <text:p text:style-name="P10">PID actual: 5527 <text:s text:c="2"/>PID del padre: 2339 </text:p>
            <text:p text:style-name="P10">PID actual: 5530 <text:s text:c="2"/>PID del padre: 2339 </text:p>
            <text:p text:style-name="P10">PID actual: 5529 <text:s text:c="2"/>PID del padre: 2339</text:p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P11">#include &lt;stdio.h&gt;</text:p>
            <text:p text:style-name="P11">#include &lt;stdlib.h&gt;</text:p>
            <text:p text:style-name="P11">#include &lt;errno.h&gt;</text:p>
            <text:p text:style-name="P11">#include &lt;sys/types.h&gt;</text:p>
            <text:p text:style-name="P11">#include &lt;unistd.h&gt;</text:p>
            <text:p text:style-name="P11"/>
            <text:p text:style-name="P11">int main(){</text:p>
            <text:p text:style-name="P11"/>
            <text:p text:style-name="P11"><text:s text:c="4"/>const int HIJOS = 5;</text:p>
            <text:p text:style-name="P11"><text:s text:c="4"/>int n_hijos = HIJOS;</text:p>
            <text:p text:style-name="P11"><text:s text:c="4"/>int i;</text:p>
            <text:p text:style-name="P11"><text:s text:c="4"/>pid_t pid_padre = getpid();</text:p>
            <text:p text:style-name="P11"><text:s text:c="4"/>pid_t pid_hijo;</text:p>
            <text:p text:style-name="P11"/>
            <text:p text:style-name="P11"><text:s text:c="4"/>for( i = 0; i &lt; HIJOS; i++ ){</text:p>
            <text:p text:style-name="P11"><text:soft-page-break/></text:p>
            <text:p text:style-name="P11"><text:s text:c="8"/>fork();</text:p>
            <text:p text:style-name="P11"><text:s text:c="8"/>//Si es el padre espera y almacena el pid del hijo que termina</text:p>
            <text:p text:style-name="P11"><text:s text:c="8"/>//Luego imprime y reduce el numero de hijos</text:p>
            <text:p text:style-name="P11"><text:s text:c="8"/>if( getpid() == pid_padre){</text:p>
            <text:p text:style-name="P11"/>
            <text:p text:style-name="P11"><text:s text:c="12"/>pid_hijo = waitpid(-1);</text:p>
            <text:p text:style-name="P11"><text:s text:c="12"/>printf("\nAcaba de finalizar mi hijo con pid: %d", pid_hijo);</text:p>
            <text:p text:style-name="P11"><text:s text:c="12"/>printf("\nSolo me quedan %d hijos vivos",n_hijos);</text:p>
            <text:p text:style-name="P11"><text:s text:c="12"/>n_hijos--;</text:p>
            <text:p text:style-name="P11"/>
            <text:p text:style-name="P11"><text:s text:c="8"/>}</text:p>
            <text:p text:style-name="P11"><text:s text:c="8"/>//Si no es el padre se imprime qué hijo es</text:p>
            <text:p text:style-name="P11"><text:s text:c="8"/>else{</text:p>
            <text:p text:style-name="P11"><text:s text:c="12"/>printf("\nSoy el hijo %d", getpid());</text:p>
            <text:p text:style-name="P11"/>
            <text:p text:style-name="P11"><text:s text:c="12"/>exit(0);</text:p>
            <text:p text:style-name="P11"><text:s text:c="8"/>}</text:p>
            <text:p text:style-name="P11"/>
            <text:p text:style-name="P11"/>
            <text:p text:style-name="P11"/>
            <text:p text:style-name="P11"><text:s text:c="4"/>}</text:p>
            <text:p text:style-name="P11"/>
            <text:p text:style-name="P11"/>
            <text:p text:style-name="P11"><text:s text:c="4"/>exit(0);</text:p>
            <text:p text:style-name="P11">}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Este programa crea una hebra hijo que se encarga de ejecutar el script ldd. Este script te dice las librerías compartidas del programa que se le pasa como argumento. <text:span text:style-name="T3">Este script se ejecuta con la función “execl” cuyos argumentos son: La ruta donde se encuentra el guión, el nombre del guión y una lista de argumentos que se quieren pasar al programa a ejecutar, el ultimo argumento tiene que ser NULL. En este caso el argumento que se pasa es el propio programa y se imprime por pantalla:</text:span></text:p>
            <text:p text:style-name="P14">linux-vdso.so.1 =&gt; <text:s/>(0x00007ffc4a974000)</text:p>
            <text:p text:style-name="P14"><text:tab/>libc.so.6 =&gt; /lib/x86_64-linux-gnu/libc.so.6 (0x00007f7563512000)</text:p>
            <text:p text:style-name="P14"><text:tab/>/lib64/ld-linux-x86-64.so.2 (0x00007f75638d7000)</text:p>
            <text:p text:style-name="P14"/>
            <text:p text:style-name="P14">Una vez hecho esto, el hijo finaliza en el wait() donde esta el padre esperando. A wait() se le pasa como argumento un entero por referencia, el cual es modificado para tener el código de salida del hijo. Despues se imprime el pid del hijo y el estado con que ha terminado:</text:p>
            <text:p text:style-name="P14">Mi hijo 2613 ha finalizado con el estado 0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1-21T10:06:36.892828720</dc:date>
    <meta:print-date>2011-10-06T10:39:21</meta:print-date>
    <meta:editing-cycles>188</meta:editing-cycles>
    <meta:editing-duration>PT22H28M31S</meta:editing-duration>
    <meta:document-statistic meta:table-count="10" meta:image-count="1" meta:object-count="0" meta:page-count="7" meta:paragraph-count="126" meta:word-count="881" meta:character-count="5383" meta:non-whitespace-character-count="4180"/>
    <meta:user-defined meta:name="Información 1"/>
    <meta:user-defined meta:name="Información 2"/>
    <meta:user-defined meta:name="Información 3"/>
    <meta:user-defined meta:name="Información 4"/>
  </office:meta>
</office:document-meta>
</file>